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1ccd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usic Genre Classification Using Machine Learning</text:h>
      <text:p text:style-name="Standard">Final Project Report<text:line-break/>Author: <text:span text:style-name="T1">Monish M Gasikanti</text:span><text:line-break/>Course: <text:span text:style-name="T1">CS 46200 </text:span>Introduction to Artificial Intelligence<text:line-break/></text:p>
      <text:h text:style-name="Heading_20_2" text:outline-level="2">1. Introduction</text:h>
      <text:p text:style-name="Standard"><text:line-break/>This project focuses on building a machine learning system capable of predicting the genre of an audio clip based on its characteristics/<text:span text:style-name="T1">features</text:span>. The system consists of two main components: a training pipeline that extracts features from audio files and trains a Random Forest classifier, and a real-time inference pipeline that records audio through a microphone and classifies it in real time.<text:line-break/></text:p>
      <text:h text:style-name="Heading_20_2" text:outline-level="2">2. Problem Definition</text:h>
      <text:p text:style-name="Standard"><text:line-break/>The goal is to create a model that maps audio signals to music genres. Formally:<text:line-break/>Input: 5–15 second audio clip.<text:line-break/>Output: A predicted genre label (Rock, EDM, Pop, or Jazz).<text:line-break/>The system must extract meaningful musical features such as timbre, rhythm, harmony, and brightness.<text:line-break/></text:p>
      <text:h text:style-name="Heading_20_2" text:outline-level="2">3. Dataset Description</text:h>
      <text:p text:style-name="Standard"><text:line-break/>The dataset consists of four genres: Rock, EDM, Pop, and Jazz. Each genre folder contains several high-quality audio clips. All audio files are resampled to 22,050 Hz, converted to mono, and padded to ensure a minimum duration. The folder structure:<text:line-break/>audio_data/<text:line-break/> <text:s text:c="3"/>rock/<text:line-break/> <text:s text:c="3"/>edm/<text:line-break/> <text:s text:c="3"/>pop/<text:line-break/> <text:s text:c="3"/>jazz/<text:line-break/>The dataset was created manually because access to the Spotify API was restricted after November 27, 2024 due to new privacy limitations, preventing automated dataset extraction.<text:line-break/></text:p>
      <text:h text:style-name="Heading_20_2" text:outline-level="2">4. Feature Extraction</text:h>
      <text:p text:style-name="Standard"><text:line-break/>Feature extraction uses the librosa library to transform raw audio into numerical <text:soft-page-break/>descriptors:<text:line-break/>• MFCCs – Capture timbre (20 coefficients averaged across time)<text:line-break/>• Chroma Features – Capture harmonic structure (12 values)<text:line-break/>• Spectral Centroid – Measures brightness<text:line-break/>• Spectral Bandwidth – Measures frequency spread<text:line-break/>• Zero Crossing Rate – Indicates sharpness/noisiness<text:line-break/>• Spectral Rolloff – Frequency where energy accumulates<text:line-break/>• Tempo (BPM) – Helps distinguish rhythmic patterns<text:line-break/>Final feature vector size: 37 features per audio clip.<text:line-break/></text:p>
      <text:h text:style-name="Heading_20_2" text:outline-level="2">5. Model Architecture</text:h>
      <text:p text:style-name="Standard"><text:line-break/>A Random Forest classifier was chosen for its robustness, ability to handle nonlinear data, and solid performance on medium-sized tabular datasets. Hyperparameters:<text:line-break/>• n_estimators = 800<text:line-break/>• max_depth = None<text:line-break/>• n_jobs = -1<text:line-break/>The model learns patterns across genres using features.<text:line-break/></text:p>
      <text:h text:style-name="Heading_20_2" text:outline-level="2">6. Training Pipeline</text:h>
      <text:p text:style-name="Standard"><text:line-break/>Steps:<text:line-break/>1. Load dataset and extract features.<text:line-break/>2. Encode genre labels using LabelEncoder.<text:line-break/>3. Scale all features using StandardScaler to normalize numerical ranges.<text:line-break/>4. Split data into training and test sets (80/20 split with stratification).<text:line-break/>5. Train RandomForestClassifier on the scaled data.<text:line-break/>6. Evaluate using accuracy score and classification report.<text:line-break/>7. Save the trained model, scaler, and encoder for real-time inference.<text:line-break/></text:p>
      <text:h text:style-name="Heading_20_2" text:outline-level="2">7. Real-Time Inference System</text:h>
      <text:p text:style-name="Standard"><text:line-break/>The real-time script records 15 seconds of audio using a microphone, extracts the same features, scales them using the previously saved scaler, and predicts the genre using the trained model. This demonstrates full deployment of a real-world audio classifier.<text:line-break/></text:p>
      <text:h text:style-name="Heading_20_2" text:outline-level="2">8. Challenges</text:h>
      <text:p text:style-name="Standard"><text:line-break/>• Spotify API Restrictions:<text:line-break/> <text:s/>After November 27, 2024, Spotify enforced new privacy rules that blocked access to audio <text:soft-page-break/>preview URLs. This prevented automated data collection and required manual dataset assembly.<text:line-break/>• Audio Variability:<text:line-break/> <text:s/>Background noise, recording quality, and file inconsistencies affected feature extraction and required padding/normalization.<text:line-break/>• Genre Overlap:<text:line-break/> <text:s/>Rock and Pop often share instrumentation and structure, leading to some confusion in classification.<text:line-break/></text:p>
      <text:h text:style-name="Heading_20_2" text:outline-level="2">9. Evaluation Results</text:h>
      <text:p text:style-name="Standard"><text:line-break/>The model achieved <text:span text:style-name="T1">good enough</text:span> accuracy, typically between <text:span text:style-name="T1">60-70</text:span>%. EDM and Jazz were classified most accurately due to distinctive tempo and harmonic patterns. Rock and Pop had the highest overlap.<text:line-break/></text:p>
      <text:h text:style-name="Heading_20_2" text:outline-level="2">10. Key Learnings</text:h>
      <text:p text:style-name="Standard"><text:line-break/>• High-quality audio preprocessing is essential for stable classification.<text:line-break/>• Feature engineering has a major impact on model performance.<text:line-break/>• Random Forests offer an excellent baseline for audio classification.<text:line-break/>• Real-time ML deployment requires careful design to handle audio capture, timing, and consistency with training transformations.<text:line-break/></text:p>
      <text:h text:style-name="Heading_20_2" text:outline-level="2">11. Conclusion</text:h>
      <text:p text:style-name="Standard"><text:line-break/>This project successfully built a complete machine learning pipeline capable of classifying music genres using engineered audio features. The system performs well across multiple genres and supports real-time prediction. Despite challenges such as API restrictions and dataset variability, the final system demonstrates practical AI deployment for audio analysis.<text:line-break/></text:p>
      <text:h text:style-name="Heading_20_2" text:outline-level="2">12. References</text:h>
      <text:p text:style-name="Standard"><text:line-break/>• librosa documentation – https://librosa.org<text:line-break/>• Scikit-learn documentation – https://scikit-learn.org<text:line-break/>• Random Forests – Breiman (2001)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Standard" style:default-outline-level="" style:class="list">
      <style:paragraph-properties fo:margin-left="0.25in" fo:margin-right="0in" fo:margin-top="0in" fo:margin-bottom="0.139in" loext:contextual-spacing="true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ody_20_Text_20_2" style:display-name="Body Text 2" style:family="paragraph" style:parent-style-name="Standard" style:default-outline-level="">
      <style:paragraph-properties fo:margin-top="0in" fo:margin-bottom="0.0835in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in" fo:margin-bottom="0.0835in" loext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class="list">
      <style:paragraph-properties fo:margin-left="0.5in" fo:margin-right="0in" fo:margin-top="0in" fo:margin-bottom="0.139in" loext:contextual-spacing="true" fo:text-indent="-0.25in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0.75in" fo:margin-right="0in" fo:margin-top="0in" fo:margin-bottom="0.139in" loext:contextual-spacing="true" fo:text-indent="-0.25in" style:auto-text-indent="false"/>
    </style:style>
    <style:style style:name="List_20_Bullet" style:display-name="List Bullet" style:family="paragraph" style:parent-style-name="Standard" style:default-outline-level="">
      <style:paragraph-properties fo:margin-top="0in" fo:margin-bottom="0.139in" loext:contextual-spacing="true"/>
    </style:style>
    <style:style style:name="List_20_Bullet_20_2" style:display-name="List Bullet 2" style:family="paragraph" style:parent-style-name="Standard" style:default-outline-level="">
      <style:paragraph-properties fo:margin-top="0in" fo:margin-bottom="0.139in" loext:contextual-spacing="true"/>
    </style:style>
    <style:style style:name="List_20_Bullet_20_3" style:display-name="List Bullet 3" style:family="paragraph" style:parent-style-name="Standard" style:default-outline-level="">
      <style:paragraph-properties fo:margin-top="0in" fo:margin-bottom="0.139in" loext:contextual-spacing="true"/>
    </style:style>
    <style:style style:name="List_20_Number" style:display-name="List Number" style:family="paragraph" style:parent-style-name="Standard" style:default-outline-level="">
      <style:paragraph-properties fo:margin-top="0in" fo:margin-bottom="0.139in" loext:contextual-spacing="true"/>
    </style:style>
    <style:style style:name="List_20_Number_20_2" style:display-name="List Number 2" style:family="paragraph" style:parent-style-name="Standard" style:default-outline-level="">
      <style:paragraph-properties fo:margin-top="0in" fo:margin-bottom="0.139in" loext:contextual-spacing="true"/>
    </style:style>
    <style:style style:name="List_20_Number_20_3" style:display-name="List Number 3" style:family="paragraph" style:parent-style-name="Standard" style:default-outline-level="">
      <style:paragraph-properties fo:margin-top="0in" fo:margin-bottom="0.139in" loext:contextual-spacing="true"/>
    </style:style>
    <style:style style:name="List_20_Continue" style:display-name="List Continue" style:family="paragraph" style:parent-style-name="Standard" style:default-outline-level="">
      <style:paragraph-properties fo:margin-left="0.25in" fo:margin-right="0in" fo:margin-top="0in" fo:margin-bottom="0.0835in" loext:contextual-spacing="true" fo:text-indent="0in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5in" fo:margin-right="0in" fo:margin-top="0in" fo:margin-bottom="0.0835in" loext:contextual-spacing="true" fo:text-indent="0in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0.75in" fo:margin-right="0in" fo:margin-top="0in" fo:margin-bottom="0.0835in" loext:contextual-spacing="true" fo:text-indent="0in" style:auto-text-indent="false"/>
    </style:style>
    <style:style style:name="macro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5in" fo:margin-right="0.65in" fo:margin-top="0.139in" fo:margin-bottom="0.1945in" loext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35in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ython-docx</meta:initial-creator>
    <dc:description>generated by python-docx</dc:description>
    <meta:editing-cycles>2</meta:editing-cycles>
    <meta:creation-date>2013-12-23T23:15:00</meta:creation-date>
    <dc:date>2025-12-09T08:04:13.941000000</dc:date>
    <meta:editing-duration>PT5M34S</meta:editing-duration>
    <meta:generator>Neat_Office/6.2.8.2$Windows_x86 LibreOffice_project/</meta:generator>
    <meta:document-statistic meta:table-count="0" meta:image-count="0" meta:object-count="0" meta:page-count="3" meta:paragraph-count="26" meta:word-count="642" meta:character-count="4543" meta:non-whitespace-character-count="387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